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normal" officeooo:paragraph-rsid="001a045c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paragraph-rsid="001a045c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style:font-size-asian="12pt" style:font-size-complex="12pt"/>
    </style:style>
    <style:style style:name="T1" style:family="text">
      <style:text-properties officeooo:rsid="00149b9e"/>
    </style:style>
    <style:style style:name="T2" style:family="text">
      <style:text-properties officeooo:rsid="001a04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use te3144db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/>
      <text:p text:style-name="P1"/>
      <text:p text:style-name="P1">mysql&gt; show tables;</text:p>
      <text:p text:style-name="P1">+--------------------+</text:p>
      <text:p text:style-name="P1">| Tables_in_te3144db |</text:p>
      <text:p text:style-name="P1">+--------------------+</text:p>
      <text:p text:style-name="P1">| Department <text:s text:c="8"/>|</text:p>
      <text:p text:style-name="P1">| Professor <text:s text:c="9"/>|</text:p>
      <text:p text:style-name="P1">| Shift <text:s text:c="13"/>|</text:p>
      <text:p text:style-name="P1">| Works <text:s text:c="13"/>|</text:p>
      <text:p text:style-name="P1">+--------------------+</text:p>
      <text:p text:style-name="P1">4 rows in set (0.00 sec)</text:p>
      <text:p text:style-name="P1"/>
      <text:p text:style-name="P1"/>
      <text:p text:style-name="P1">mysql&gt; select * from Department;</text:p>
      <text:p text:style-name="P1">+-----+-------+</text:p>
      <text:p text:style-name="P1">| dId | dName |</text:p>
      <text:p text:style-name="P1">+-----+-------+</text:p>
      <text:p text:style-name="P1">| <text:s text:c="2"/>1 | Comp <text:s/>|</text:p>
      <text:p text:style-name="P1">| <text:s text:c="2"/>2 | IT <text:s text:c="3"/>|</text:p>
      <text:p text:style-name="P1">| <text:s text:c="2"/>3 | ENTC <text:s/>|</text:p>
      <text:p text:style-name="P1">+-----+-------+</text:p>
      <text:p text:style-name="P1">3 rows in set (0.00 sec)</text:p>
      <text:p text:style-name="P1"/>
      <text:p text:style-name="P1"/>
      <text:p text:style-name="P1">mysql&gt; Select * from Professor;</text:p>
      <text:p text:style-name="P1">+-------+---------+---------------+------+---------------------+--------+------------+-------------------------+------------+---------+</text:p>
      <text:p text:style-name="P1">| pId <text:s text:c="2"/>| FName <text:s text:c="2"/>| LName <text:s text:c="8"/>| dId <text:s/>| designation <text:s text:c="8"/>| salary | DOJ <text:s text:c="7"/>| email <text:s text:c="18"/>| phone <text:s text:c="5"/>| city <text:s text:c="3"/>|</text:p>
      <text:p text:style-name="P1">+-------+---------+---------------+------+---------------------+--------+------------+-------------------------+------------+---------+</text:p>
      <text:p text:style-name="P1">| 10001 | Amey <text:s text:c="3"/>| Kolhe <text:s text:c="8"/>| <text:s text:c="3"/>1 | Assistant Professor | <text:s/>30000 | 2015-01-01 | ameykolhe@gmail.com <text:s text:c="4"/>| 8957265358 | Pune <text:s text:c="3"/>|</text:p>
      <text:p text:style-name="P1">| 10002 | Akash <text:s text:c="2"/>| Patil <text:s text:c="8"/>| <text:s text:c="3"/>1 | Assistant Professor | <text:s/>60000 | 2015-01-30 | patilakash@pict.edu <text:s text:c="4"/>| 8957242358 | Pune <text:s text:c="3"/>|</text:p>
      <text:p text:style-name="P1">| 10003 | Pratik <text:s/>| Patil <text:s text:c="8"/>| <text:s text:c="3"/>1 | Assistant Professor | <text:s/>50000 | 2015-07-21 | pratikpatil@pict.edu <text:s text:c="3"/>| 8957243333 | Pune <text:s text:c="3"/>|</text:p>
      <text:p text:style-name="P1">| 10004 | Saurabh | Bora <text:s text:c="9"/>| <text:s text:c="3"/>2 | Assistant Professor | <text:s/>10000 | 2015-07-12 | saurabhbora11@pict.edu <text:s/>| 8957222233 | Pune <text:s text:c="3"/>|</text:p>
      <text:p text:style-name="P1">| 10005 | Aditya <text:s/>| Mahadalkar <text:s text:c="3"/>| <text:s text:c="3"/>3 | Assistant Professor | <text:s/>40000 | 2016-06-22 | adityam@pict.edu <text:s text:c="7"/>| 9996121233 | Pune <text:s text:c="3"/>|</text:p>
      <text:p text:style-name="P1">| 10006 | Mandar <text:s/>| Pande <text:s text:c="8"/>| <text:s text:c="3"/>3 | Assistant Professor | <text:s/>40000 | 2016-07-31 | mandarpande@pict.edu <text:s text:c="3"/>| 3336121233 | Pune <text:s text:c="3"/>|</text:p>
      <text:p text:style-name="P1">| 10007 | Atharva | Dharmadhikari | <text:s text:c="3"/>2 | Assistant Professor | <text:s/>20000 | 2016-07-12 | dharmya@pict.edu <text:s text:c="7"/>| 9689921233 | Mumbai <text:s/>|</text:p>
      <text:p text:style-name="P1">| 10008 | Aniket <text:s/>| Gokhale <text:s text:c="6"/>| <text:s text:c="3"/>2 | Assistant Professor | <text:s/>30000 | 2016-09-12 | aniketgokhale@pict.edu <text:s/>| 9689927235 | Mumbai <text:s/>|</text:p>
      <text:p text:style-name="P1">| 10009 | Aniket <text:s/>| Kotalwar <text:s text:c="5"/>| <text:s text:c="3"/>3 | Assistant Professor | <text:s/>30000 | 2016-01-01 | kotalwaraniket@live.com | 9421163395 | Newyork |</text:p>
      <text:p text:style-name="P1">| 10010 | Sanket <text:s/>| Pokar <text:s text:c="8"/>| <text:s text:c="3"/>1 | Assistant Professor | <text:s/>10000 | 2016-03-12 | madsanket@pict.edu <text:s text:c="5"/>| 9689211221 | Pune <text:s text:c="3"/>|</text:p>
      <text:p text:style-name="P1">+-------+---------+---------------+------+---------------------+--------+------------+-------------------------+------------+---------+</text:p>
      <text:p text:style-name="P1">10 rows in set (0.00 sec)</text:p>
      <text:p text:style-name="P1"/>
      <text:p text:style-name="P1"/>
      <text:p text:style-name="P1"/>
      <text:p text:style-name="P1">mysql&gt; Select * from Shift;</text:p>
      <text:p text:style-name="P1">+-------+--------+--------------+</text:p>
      <text:p text:style-name="P1">| pId <text:s text:c="2"/>| shift <text:s/>| workingHours |</text:p>
      <text:p text:style-name="P1">+-------+--------+--------------+</text:p>
      <text:p text:style-name="P1">| 10001 | First <text:s/>| <text:s text:c="11"/>1 |</text:p>
      <text:p text:style-name="P1">| 10002 | First <text:s/>| <text:s text:c="11"/>2 |</text:p>
      <text:p text:style-name="P1">| 10003 | First <text:s/>| <text:s text:c="11"/>3 |</text:p>
      <text:p text:style-name="P1">| 10004 | First <text:s/>| <text:s text:c="11"/>4 |</text:p>
      <text:p text:style-name="P1">| 10005 | First <text:s/>| <text:s text:c="11"/>5 |</text:p>
      <text:p text:style-name="P1"><text:soft-page-break/>| 10006 | Second | <text:s text:c="11"/>6 |</text:p>
      <text:p text:style-name="P1">| 10007 | Second | <text:s text:c="11"/>7 |</text:p>
      <text:p text:style-name="P1">| 10008 | Second | <text:s text:c="11"/>8 |</text:p>
      <text:p text:style-name="P1">| 10009 | Second | <text:s text:c="11"/>9 |</text:p>
      <text:p text:style-name="P1">| 10010 | Second | <text:s text:c="10"/>10 |</text:p>
      <text:p text:style-name="P1">+-------+--------+--------------+</text:p>
      <text:p text:style-name="P1">10 rows in set (0.00 sec)</text:p>
      <text:p text:style-name="P1"/>
      <text:p text:style-name="P1"/>
      <text:p text:style-name="P1"/>
      <text:p text:style-name="P1">mysql&gt; Select * from Works;</text:p>
      <text:p text:style-name="P1">+-------+------+------------+</text:p>
      <text:p text:style-name="P1">| pId <text:s text:c="2"/>| dId <text:s/>| Duration <text:s text:c="2"/>|</text:p>
      <text:p text:style-name="P1">+-------+------+------------+</text:p>
      <text:p text:style-name="P1">| 10001 | <text:s text:c="3"/>1 | 0000-00-00 |</text:p>
      <text:p text:style-name="P1">| 10002 | <text:s text:c="3"/>1 | 0000-00-00 |</text:p>
      <text:p text:style-name="P1">| 10003 | <text:s text:c="3"/>1 | 0000-00-00 |</text:p>
      <text:p text:style-name="P1">| 10004 | <text:s text:c="3"/>2 | 0000-00-00 |</text:p>
      <text:p text:style-name="P1">| 10005 | <text:s text:c="3"/>3 | 0000-00-00 |</text:p>
      <text:p text:style-name="P1">| 10006 | <text:s text:c="3"/>3 | 0000-00-00 |</text:p>
      <text:p text:style-name="P1">| 10007 | <text:s text:c="3"/>2 | 0000-00-00 |</text:p>
      <text:p text:style-name="P1">| 10008 | <text:s text:c="3"/>2 | 0000-00-00 |</text:p>
      <text:p text:style-name="P1">| 10009 | <text:s text:c="3"/>3 | 0000-00-00 |</text:p>
      <text:p text:style-name="P1">| 10010 | <text:s text:c="3"/>1 | 0000-00-00 |</text:p>
      <text:p text:style-name="P1">+-------+------+------------+</text:p>
      <text:p text:style-name="P1">10 rows in set (0.00 sec)</text:p>
      <text:p text:style-name="P1"/>
      <text:p text:style-name="P7"/>
      <text:p text:style-name="P5"><text:span text:style-name="T1">E</text:span>xecute the following queries:</text:p>
      <text:p text:style-name="P5"/>
      <text:p text:style-name="P5"/>
      <text:p text:style-name="P5">1. Find the professor details and department details using NATURAL JOIN.</text:p>
      <text:p text:style-name="P4"/>
      <text:p text:style-name="P5">mysql&gt; select * from Professor NATURAL JOIN Department;</text:p>
      <text:p text:style-name="P2">+------+-------+---------+---------------+---------------------+--------+------------+-------------------------+------------+---------+-------+</text:p>
      <text:p text:style-name="P2">| dId <text:s/>| pId <text:s text:c="2"/>| FName <text:s text:c="2"/>| LName <text:s text:c="8"/>| designation <text:s text:c="8"/>| salary | DOJ <text:s text:c="7"/>| email <text:s text:c="18"/>| phone <text:s text:c="5"/>| city <text:s text:c="3"/>| dName |</text:p>
      <text:p text:style-name="P2">+------+-------+---------+---------------+---------------------+--------+------------+-------------------------+------------+---------+-------+</text:p>
      <text:p text:style-name="P2">| <text:s text:c="3"/>1 | 10001 | Amey <text:s text:c="3"/>| Kolhe <text:s text:c="8"/>| Assistant Professor | <text:s/>30000 | 2015-01-01 | ameykolhe@gmail.com <text:s text:c="4"/>| 8957265358 | Pune <text:s text:c="3"/>| Comp <text:s/>|</text:p>
      <text:p text:style-name="P2">| <text:s text:c="3"/>1 | 10002 | Akash <text:s text:c="2"/>| Patil <text:s text:c="8"/>| Assistant Professor | <text:s/>60000 | 2015-01-30 | patilakash@pict.edu <text:s text:c="4"/>| 8957242358 | Pune <text:s text:c="3"/>| Comp <text:s/>|</text:p>
      <text:p text:style-name="P2">| <text:s text:c="3"/>1 | 10003 | Pratik <text:s/>| Patil <text:s text:c="8"/>| Assistant Professor | <text:s/>50000 | 2015-07-21 | pratikpatil@pict.edu <text:s text:c="3"/>| 8957243333 | Pune <text:s text:c="3"/>| Comp <text:s/>|</text:p>
      <text:p text:style-name="P2">| <text:s text:c="3"/>2 | 10004 | Saurabh | Bora <text:s text:c="9"/>| Assistant Professor | <text:s/>10000 | 2015-07-12 | saurabhbora11@pict.edu <text:s/>| 8957222233 | Pune <text:s text:c="3"/>| IT <text:s text:c="3"/>|</text:p>
      <text:p text:style-name="P2">| <text:s text:c="3"/>3 | 10005 | Aditya <text:s/>| Mahadalkar <text:s text:c="3"/>| Assistant Professor | <text:s/>40000 | 2016-06-22 | adityam@pict.edu <text:s text:c="7"/>| 9996121233 | Pune <text:s text:c="3"/>| ENTC <text:s/>|</text:p>
      <text:p text:style-name="P2">| <text:s text:c="3"/>3 | 10006 | Mandar <text:s/>| Pande <text:s text:c="8"/>| Assistant Professor | <text:s/>40000 | 2016-07-31 | mandarpande@pict.edu <text:s text:c="3"/>| 3336121233 | Pune <text:s text:c="3"/>| ENTC <text:s/>|</text:p>
      <text:p text:style-name="P2">| <text:s text:c="3"/>2 | 10007 | Atharva | Dharmadhikari | Assistant Professor | <text:s/>20000 | 2016-07-12 | dharmya@pict.edu <text:s text:c="7"/>| 9689921233 | Mumbai <text:s/>| IT <text:s text:c="3"/>|</text:p>
      <text:p text:style-name="P2">| <text:s text:c="3"/>2 | 10008 | Aniket <text:s/>| Gokhale <text:s text:c="6"/>| Assistant Professor | <text:s/>30000 | 2016-09-12 | aniketgokhale@pict.edu <text:s/>| 9689927235 | Mumbai <text:s/>| IT <text:s text:c="3"/>|</text:p>
      <text:p text:style-name="P2">| <text:s text:c="3"/>3 | 10009 | Aniket <text:s/>| Kotalwar <text:s text:c="5"/>| Assistant Professor | <text:s/>30000 | 2016-01-01 | kotalwaraniket@live.com | 9421163395 | Newyork | ENTC <text:s/>|</text:p>
      <text:p text:style-name="P2">| <text:s text:c="3"/>1 | 10010 | Sanket <text:s/>| Pokar <text:s text:c="8"/>| Assistant Professor | <text:s/>10000 | 2016-03-12 | madsanket@pict.edu <text:s text:c="5"/>| 9689211221 | Pune <text:s text:c="3"/>| Comp <text:s/>|</text:p>
      <text:p text:style-name="P2">+------+-------+---------+---------------+---------------------+--------+------------+-------------------------+------------+---------+-------+</text:p>
      <text:p text:style-name="P2">10 rows in set (0.01 sec)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4">2. Find the prof_id, prof_name and shift.</text:p>
      <text:p text:style-name="P2"/>
      <text:p text:style-name="P5">mysql&gt; Select Professor.pId,FName,LName,shift from Professor INNER JOIN Shift where Professor.pId = Shift.pId;</text:p>
      <text:p text:style-name="P2">+-------+---------+---------------+--------+</text:p>
      <text:p text:style-name="P2">| pId <text:s text:c="2"/>| FName <text:s text:c="2"/>| LName <text:s text:c="8"/>| shift <text:s/>|</text:p>
      <text:p text:style-name="P2">+-------+---------+---------------+--------+</text:p>
      <text:p text:style-name="P2">| 10001 | Amey <text:s text:c="3"/>| Kolhe <text:s text:c="8"/>| First <text:s/>|</text:p>
      <text:p text:style-name="P2">| 10002 | Akash <text:s text:c="2"/>| Patil <text:s text:c="8"/>| First <text:s/>|</text:p>
      <text:p text:style-name="P2">| 10003 | Pratik <text:s/>| Patil <text:s text:c="8"/>| First <text:s/>|</text:p>
      <text:p text:style-name="P2">| 10004 | Saurabh | Bora <text:s text:c="9"/>| First <text:s/>|</text:p>
      <text:p text:style-name="P2">| 10005 | Aditya <text:s/>| Mahadalkar <text:s text:c="3"/>| First <text:s/>|</text:p>
      <text:p text:style-name="P2">| 10006 | Mandar <text:s/>| Pande <text:s text:c="8"/>| Second |</text:p>
      <text:p text:style-name="P2">| 10007 | Atharva | Dharmadhikari | Second |</text:p>
      <text:p text:style-name="P2">| 10008 | Aniket <text:s/>| Gokhale <text:s text:c="6"/>| Second |</text:p>
      <text:p text:style-name="P2">| 10009 | Aniket <text:s/>| Kotalwar <text:s text:c="5"/>| Second |</text:p>
      <text:p text:style-name="P2">| 10010 | Sanket <text:s/>| Pokar <text:s text:c="8"/>| Second |</text:p>
      <text:p text:style-name="P2">+-------+---------+---------------+--------+</text:p>
      <text:p text:style-name="P2">10 rows in set (0.00 sec)</text:p>
      <text:p text:style-name="P2"/>
      <text:p text:style-name="P2"/>
      <text:p text:style-name="P4">3. List all the department details and the corresponding names of professors in the same department.</text:p>
      <text:p text:style-name="P2"/>
      <text:p text:style-name="P5">mysql&gt; select Department.dId,dName,FName,LName from Department LEFT OUTER JOIN Professor on Department.dId = Professor.dId;</text:p>
      <text:p text:style-name="P2">+-----+-------+---------+---------------+</text:p>
      <text:p text:style-name="P2">| dId | dName | FName <text:s text:c="2"/>| LName <text:s text:c="8"/>|</text:p>
      <text:p text:style-name="P2">+-----+-------+---------+---------------+</text:p>
      <text:p text:style-name="P2">| <text:s text:c="2"/>1 | Comp <text:s/>| Amey <text:s text:c="3"/>| Kolhe <text:s text:c="8"/>|</text:p>
      <text:p text:style-name="P2">| <text:s text:c="2"/>1 | Comp <text:s/>| Akash <text:s text:c="2"/>| Patil <text:s text:c="8"/>|</text:p>
      <text:p text:style-name="P2">| <text:s text:c="2"/>1 | Comp <text:s/>| Pratik <text:s/>| Patil <text:s text:c="8"/>|</text:p>
      <text:p text:style-name="P2">| <text:s text:c="2"/>2 | IT <text:s text:c="3"/>| Saurabh | Bora <text:s text:c="9"/>|</text:p>
      <text:p text:style-name="P2">| <text:s text:c="2"/>3 | ENTC <text:s/>| Aditya <text:s/>| Mahadalkar <text:s text:c="3"/>|</text:p>
      <text:p text:style-name="P2">| <text:s text:c="2"/>3 | ENTC <text:s/>| Mandar <text:s/>| Pande <text:s text:c="8"/>|</text:p>
      <text:p text:style-name="P2">| <text:s text:c="2"/>2 | IT <text:s text:c="3"/>| Atharva | Dharmadhikari |</text:p>
      <text:p text:style-name="P2">| <text:s text:c="2"/>2 | IT <text:s text:c="3"/>| Aniket <text:s/>| Gokhale <text:s text:c="6"/>|</text:p>
      <text:p text:style-name="P2">| <text:s text:c="2"/>3 | ENTC <text:s/>| Aniket <text:s/>| Kotalwar <text:s text:c="5"/>|</text:p>
      <text:p text:style-name="P2">| <text:s text:c="2"/>1 | Comp <text:s/>| Sanket <text:s/>| Pokar <text:s text:c="8"/>|</text:p>
      <text:p text:style-name="P2">| <text:s text:c="2"/>4 | Mech <text:s/>| NULL <text:s text:c="3"/>| NULL <text:s text:c="9"/>|</text:p>
      <text:p text:style-name="P2">+-----+-------+---------+---------------+</text:p>
      <text:p text:style-name="P2">11 rows in set (0.00 sec)</text:p>
      <text:p text:style-name="P2"/>
      <text:p text:style-name="P2"/>
      <text:p text:style-name="P4">4. List all the professors and the corresponding names of department.</text:p>
      <text:p text:style-name="P2"/>
      <text:p text:style-name="P5">mysql&gt; select pId,FName,LName,dName from Department RIGHT OUTER JOIN Professor on Department.dId = Professor.dId;</text:p>
      <text:p text:style-name="P2">+-------+---------+---------------+-------+</text:p>
      <text:p text:style-name="P2">| pId <text:s text:c="2"/>| FName <text:s text:c="2"/>| LName <text:s text:c="8"/>| dName |</text:p>
      <text:p text:style-name="P2">+-------+---------+---------------+-------+</text:p>
      <text:p text:style-name="P2">| 10001 | Amey <text:s text:c="3"/>| Kolhe <text:s text:c="8"/>| Comp <text:s/>|</text:p>
      <text:p text:style-name="P2">| 10002 | Akash <text:s text:c="2"/>| Patil <text:s text:c="8"/>| Comp <text:s/>|</text:p>
      <text:p text:style-name="P2">| 10003 | Pratik <text:s/>| Patil <text:s text:c="8"/>| Comp <text:s/>|</text:p>
      <text:p text:style-name="P2">| 10010 | Sanket <text:s/>| Pokar <text:s text:c="8"/>| Comp <text:s/>|</text:p>
      <text:p text:style-name="P2">| 10004 | Saurabh | Bora <text:s text:c="9"/>| IT <text:s text:c="3"/>|</text:p>
      <text:p text:style-name="P2">| 10007 | Atharva | Dharmadhikari | IT <text:s text:c="3"/>|</text:p>
      <text:p text:style-name="P2">| 10008 | Aniket <text:s/>| Gokhale <text:s text:c="6"/>| IT <text:s text:c="3"/>|</text:p>
      <text:p text:style-name="P2">| 10005 | Aditya <text:s/>| Mahadalkar <text:s text:c="3"/>| ENTC <text:s/>|</text:p>
      <text:p text:style-name="P2">| 10006 | Mandar <text:s/>| Pande <text:s text:c="8"/>| ENTC <text:s/>|</text:p>
      <text:p text:style-name="P2">| 10009 | Aniket <text:s/>| Kotalwar <text:s text:c="5"/>| ENTC <text:s/>|</text:p>
      <text:p text:style-name="P2">+-------+---------+---------------+-------+</text:p>
      <text:p text:style-name="P2">10 rows in set (0.00 sec)</text:p>
      <text:p text:style-name="P2"/>
      <text:p text:style-name="P2"/>
      <text:p text:style-name="P2"><text:soft-page-break/></text:p>
      <text:p text:style-name="P4">5. Display professor name, dept_name, shift, salary where prof_id = 10<text:span text:style-name="T2">001.</text:span></text:p>
      <text:p text:style-name="P5">mysql&gt; SELECT p.pId,p.FName,p.LName,d.dName,s.workingHours,p.salary from Professor p INNER JOIN Department d on(d.dId = p.dId) INNER JOIN Shift s on(p.pId = s.pId) where p.pId = 10001;</text:p>
      <text:p text:style-name="P2">+-------+-------+-------+-------+--------------+--------+</text:p>
      <text:p text:style-name="P2">| pId <text:s text:c="2"/>| FName | LName | dName | workingHours | salary |</text:p>
      <text:p text:style-name="P2">+-------+-------+-------+-------+--------------+--------+</text:p>
      <text:p text:style-name="P2">| 10001 | Amey <text:s/>| Kolhe | Comp <text:s/>| <text:s text:c="11"/>1 | <text:s/>30000 |</text:p>
      <text:p text:style-name="P2">+-------+-------+-------+-------+--------------+--------+</text:p>
      <text:p text:style-name="P2">1 row in set (0.01 sec)</text:p>
      <text:p text:style-name="P2"/>
      <text:p text:style-name="P5"/>
      <text:p text:style-name="P4">6. list the total number of professor in each department.</text:p>
      <text:p text:style-name="P5"/>
      <text:p text:style-name="P6">mysql&gt; SELECT d.dId,d.dName,count(p.pId) from Department d LEFT OUTER JOIN Professor p on(d.dId = p.dId) group by d.dId;</text:p>
      <text:p text:style-name="P3">+-----+-------+--------------+</text:p>
      <text:p text:style-name="P3">| dId | dName | count(p.pId) |</text:p>
      <text:p text:style-name="P3">+-----+-------+--------------+</text:p>
      <text:p text:style-name="P3">| <text:s text:c="2"/>1 | Comp <text:s/>| <text:s text:c="11"/>4 |</text:p>
      <text:p text:style-name="P3">| <text:s text:c="2"/>2 | IT <text:s text:c="3"/>| <text:s text:c="11"/>3 |</text:p>
      <text:p text:style-name="P3">| <text:s text:c="2"/>3 | ENTC <text:s/>| <text:s text:c="11"/>3 |</text:p>
      <text:p text:style-name="P3">| <text:s text:c="2"/>4 | Mech <text:s/>| <text:s text:c="11"/>0 |</text:p>
      <text:p text:style-name="P3">+-----+-------+--------------+</text:p>
      <text:p text:style-name="P3">4 rows in set (0.00 sec)</text:p>
      <text:p text:style-name="P2"/>
      <text:p text:style-name="P4"/>
      <text:p text:style-name="P4">7. List the prof_id associated department and the dept_name having name ‘computer’.</text:p>
      <text:p text:style-name="P2"/>
      <text:p text:style-name="P5">mysql&gt; SELECT pId,d.dId,dName from Professor NATURAL JOIN Department d where d.dId in(SELECT dId from Department where dName = 'Comp');</text:p>
      <text:p text:style-name="P2">+-------+-----+-------+</text:p>
      <text:p text:style-name="P2">| pId <text:s text:c="2"/>| dId | dName |</text:p>
      <text:p text:style-name="P2">+-------+-----+-------+</text:p>
      <text:p text:style-name="P2">| 10001 | <text:s text:c="2"/>1 | Comp <text:s/>|</text:p>
      <text:p text:style-name="P2">| 10002 | <text:s text:c="2"/>1 | Comp <text:s/>|</text:p>
      <text:p text:style-name="P2">| 10003 | <text:s text:c="2"/>1 | Comp <text:s/>|</text:p>
      <text:p text:style-name="P2">| 10010 | <text:s text:c="2"/>1 | Comp <text:s/>|</text:p>
      <text:p text:style-name="P2">+-------+-----+-------+</text:p>
      <text:p text:style-name="P2">4 rows in set (0.00 sec)</text:p>
      <text:p text:style-name="P2"/>
      <text:p text:style-name="P2"/>
      <text:p text:style-name="P4">8. Find the names of all departments where the professors joined in year 2015.</text:p>
      <text:p text:style-name="P2"/>
      <text:p text:style-name="P5">mysql&gt; SELECT dName FROM Department Where dId in (SELECT dId FROM Professor WHERE DOJ BETWEEN '2015-01-01' and '2015-12-31');</text:p>
      <text:p text:style-name="P2">+-------+</text:p>
      <text:p text:style-name="P2">| dName |</text:p>
      <text:p text:style-name="P2">+-------+</text:p>
      <text:p text:style-name="P2">| Comp <text:s/>|</text:p>
      <text:p text:style-name="P2">| IT <text:s text:c="3"/>|</text:p>
      <text:p text:style-name="P2">+-------+</text:p>
      <text:p text:style-name="P2">2 rows in set (0.00 sec)</text:p>
      <text:p text:style-name="P2"/>
      <text:p text:style-name="P2"/>
      <text:p text:style-name="P4">9. Create view showing the professor and shift details.</text:p>
      <text:p text:style-name="P2"/>
      <text:p text:style-name="P5">mysql&gt; CREATE VIEW sampleView AS SELECT * From Professor NATURAL JOIN Shift;</text:p>
      <text:p text:style-name="P2">Query OK, 0 rows affected (0.11 sec)</text:p>
      <text:p text:style-name="P2"/>
      <text:p text:style-name="P5">mysql&gt; select * from sampleView;</text:p>
      <text:p text:style-name="P2"><text:soft-page-break/>+-------+---------+---------------+------+---------------------+--------+------------+-------------------------+------------+---------+--------+--------------+</text:p>
      <text:p text:style-name="P2">| pId <text:s text:c="2"/>| FName <text:s text:c="2"/>| LName <text:s text:c="8"/>| dId <text:s/>| designation <text:s text:c="8"/>| salary | DOJ <text:s text:c="7"/>| email <text:s text:c="18"/>| phone <text:s text:c="5"/>| city <text:s text:c="3"/>| shift <text:s/>| workingHours |</text:p>
      <text:p text:style-name="P2">+-------+---------+---------------+------+---------------------+--------+------------+-------------------------+------------+---------+--------+--------------+</text:p>
      <text:p text:style-name="P2">| 10001 | Amey <text:s text:c="3"/>| Kolhe <text:s text:c="8"/>| <text:s text:c="3"/>1 | Assistant Professor | <text:s/>30000 | 2015-01-01 | ameykolhe@gmail.com <text:s text:c="4"/>| 8957265358 | Pune <text:s text:c="3"/>| First <text:s/>| <text:s text:c="11"/>1 |</text:p>
      <text:p text:style-name="P2">| 10002 | Akash <text:s text:c="2"/>| Patil <text:s text:c="8"/>| <text:s text:c="3"/>1 | Assistant Professor | <text:s/>60000 | 2015-01-30 | patilakash@pict.edu <text:s text:c="4"/>| 8957242358 | Pune <text:s text:c="3"/>| First <text:s/>| <text:s text:c="11"/>2 |</text:p>
      <text:p text:style-name="P2">| 10003 | Pratik <text:s/>| Patil <text:s text:c="8"/>| <text:s text:c="3"/>1 | Assistant Professor | <text:s/>50000 | 2015-07-21 | pratikpatil@pict.edu <text:s text:c="3"/>| 8957243333 | Pune <text:s text:c="3"/>| First <text:s/>| <text:s text:c="11"/>3 |</text:p>
      <text:p text:style-name="P2">| 10004 | Saurabh | Bora <text:s text:c="9"/>| <text:s text:c="3"/>2 | Assistant Professor | <text:s/>10000 | 2015-07-12 | saurabhbora11@pict.edu <text:s/>| 8957222233 | Pune <text:s text:c="3"/>| First <text:s/>| <text:s text:c="11"/>4 |</text:p>
      <text:p text:style-name="P2">| 10005 | Aditya <text:s/>| Mahadalkar <text:s text:c="3"/>| <text:s text:c="3"/>3 | Assistant Professor | <text:s/>40000 | 2016-06-22 | adityam@pict.edu <text:s text:c="7"/>| 9996121233 | Pune <text:s text:c="3"/>| First <text:s/>| <text:s text:c="11"/>5 |</text:p>
      <text:p text:style-name="P2">| 10006 | Mandar <text:s/>| Pande <text:s text:c="8"/>| <text:s text:c="3"/>3 | Assistant Professor | <text:s/>40000 | 2016-07-31 | mandarpande@pict.edu <text:s text:c="3"/>| 3336121233 | Pune <text:s text:c="3"/>| Second | <text:s text:c="11"/>6 |</text:p>
      <text:p text:style-name="P2">| 10007 | Atharva | Dharmadhikari | <text:s text:c="3"/>2 | Assistant Professor | <text:s/>20000 | 2016-07-12 | dharmya@pict.edu <text:s text:c="7"/>| 9689921233 | Mumbai <text:s/>| Second | <text:s text:c="11"/>7 |</text:p>
      <text:p text:style-name="P2">| 10008 | Aniket <text:s/>| Gokhale <text:s text:c="6"/>| <text:s text:c="3"/>2 | Assistant Professor | <text:s/>30000 | 2016-09-12 | aniketgokhale@pict.edu <text:s/>| 9689927235 | Mumbai <text:s/>| Second | <text:s text:c="11"/>8 |</text:p>
      <text:p text:style-name="P2">| 10009 | Aniket <text:s/>| Kotalwar <text:s text:c="5"/>| <text:s text:c="3"/>3 | Assistant Professor | <text:s/>30000 | 2016-01-01 | kotalwaraniket@live.com | 9421163395 | Newyork | Second | <text:s text:c="11"/>9 |</text:p>
      <text:p text:style-name="P2">| 10010 | Sanket <text:s/>| Pokar <text:s text:c="8"/>| <text:s text:c="3"/>1 | Assistant Professor | <text:s/>10000 | 2016-03-12 | madsanket@pict.edu <text:s text:c="5"/>| 9689211221 | Pune <text:s text:c="3"/>| Second | <text:s text:c="10"/>10 |</text:p>
      <text:p text:style-name="P2">+-------+---------+---------------+------+---------------------+--------+------------+-------------------------+------------+---------+--------+--------------+</text:p>
      <text:p text:style-name="P2">10 rows in set (0.00 sec)</text:p>
      <text:p text:style-name="P2"/>
      <text:p text:style-name="P2"/>
      <text:p text:style-name="P4">10. Perform Manipulation on simple view-Insert, update, delete, drop view.</text:p>
      <text:p text:style-name="P2"/>
      <text:p text:style-name="P5">mysql&gt; CREATE VIEW sampleView as SELECT pId,FName,LName,phone FROM Professor;</text:p>
      <text:p text:style-name="P2">Query OK, 0 rows affected (0.00 sec)</text:p>
      <text:p text:style-name="P2"/>
      <text:p text:style-name="P5">mysql&gt; SELECT * From sampleView;</text:p>
      <text:p text:style-name="P2">+-------+---------+---------------+------------+</text:p>
      <text:p text:style-name="P2">| pId <text:s text:c="2"/>| FName <text:s text:c="2"/>| LName <text:s text:c="8"/>| phone <text:s text:c="5"/>|</text:p>
      <text:p text:style-name="P2">+-------+---------+---------------+------------+</text:p>
      <text:p text:style-name="P2">| 10001 | Amey <text:s text:c="3"/>| Kolhe <text:s text:c="8"/>| 8957265358 |</text:p>
      <text:p text:style-name="P2">| 10002 | Akash <text:s text:c="2"/>| Patil <text:s text:c="8"/>| 8957242358 |</text:p>
      <text:p text:style-name="P2">| 10003 | Pratik <text:s/>| Patil <text:s text:c="8"/>| 8957243333 |</text:p>
      <text:p text:style-name="P2">| 10004 | Saurabh | Bora <text:s text:c="9"/>| 8957222233 |</text:p>
      <text:p text:style-name="P2">| 10005 | Aditya <text:s/>| Mahadalkar <text:s text:c="3"/>| 9996121233 |</text:p>
      <text:p text:style-name="P2">| 10006 | Mandar <text:s/>| Pande <text:s text:c="8"/>| 3336121233 |</text:p>
      <text:p text:style-name="P2">| 10007 | Atharva | Dharmadhikari | 9689921233 |</text:p>
      <text:p text:style-name="P2">| 10008 | Aniket <text:s/>| Gokhale <text:s text:c="6"/>| 9689927235 |</text:p>
      <text:p text:style-name="P2">| 10009 | Aniket <text:s/>| Kotalwar <text:s text:c="5"/>| 9421163395 |</text:p>
      <text:p text:style-name="P2">| 10010 | Sanket <text:s/>| Pokar <text:s text:c="8"/>| 9689211221 |</text:p>
      <text:p text:style-name="P2">+-------+---------+---------------+------------+</text:p>
      <text:p text:style-name="P2">10 rows in set (0.00 sec)</text:p>
      <text:p text:style-name="P2"/>
      <text:p text:style-name="P5">mysql&gt; Insert into sampleView Values(10011,'Anuj','Kanetkar','9422690065');</text:p>
      <text:p text:style-name="P2">Query OK, 1 row affected (0.00 sec)</text:p>
      <text:p text:style-name="P2"/>
      <text:p text:style-name="P5">mysql&gt; SELECT * From sampleView;</text:p>
      <text:p text:style-name="P2">+-------+---------+---------------+------------+</text:p>
      <text:p text:style-name="P2">| pId <text:s text:c="2"/>| FName <text:s text:c="2"/>| LName <text:s text:c="8"/>| phone <text:s text:c="5"/>|</text:p>
      <text:p text:style-name="P2">+-------+---------+---------------+------------+</text:p>
      <text:p text:style-name="P2">| 10001 | Amey <text:s text:c="3"/>| Kolhe <text:s text:c="8"/>| 8957265358 |</text:p>
      <text:p text:style-name="P2">| 10002 | Akash <text:s text:c="2"/>| Patil <text:s text:c="8"/>| 8957242358 |</text:p>
      <text:p text:style-name="P2">| 10003 | Pratik <text:s/>| Patil <text:s text:c="8"/>| 8957243333 |</text:p>
      <text:p text:style-name="P2">| 10004 | Saurabh | Bora <text:s text:c="9"/>| 8957222233 |</text:p>
      <text:p text:style-name="P2">| 10005 | Aditya <text:s/>| Mahadalkar <text:s text:c="3"/>| 9996121233 |</text:p>
      <text:p text:style-name="P2">| 10006 | Mandar <text:s/>| Pande <text:s text:c="8"/>| 3336121233 |</text:p>
      <text:p text:style-name="P2"><text:soft-page-break/>| 10007 | Atharva | Dharmadhikari | 9689921233 |</text:p>
      <text:p text:style-name="P2">| 10008 | Aniket <text:s/>| Gokhale <text:s text:c="6"/>| 9689927235 |</text:p>
      <text:p text:style-name="P2">| 10009 | Aniket <text:s/>| Kotalwar <text:s text:c="5"/>| 9421163395 |</text:p>
      <text:p text:style-name="P2">| 10010 | Sanket <text:s/>| Pokar <text:s text:c="8"/>| 9689211221 |</text:p>
      <text:p text:style-name="P2">| 10011 | Anuj <text:s text:c="3"/>| Kanetkar <text:s text:c="5"/>| 9422690065 |</text:p>
      <text:p text:style-name="P2">+-------+---------+---------------+------------+</text:p>
      <text:p text:style-name="P2">11 rows in set (0.00 sec)</text:p>
      <text:p text:style-name="P2"/>
      <text:p text:style-name="P5">mysql&gt; UPDATE sampleView set phone = '9209850222' where pId = 10011;</text:p>
      <text:p text:style-name="P2">Query OK, 1 row affected (0.01 sec)</text:p>
      <text:p text:style-name="P2">Rows matched: 1 <text:s/>Changed: 1 <text:s/>Warnings: 0</text:p>
      <text:p text:style-name="P2"/>
      <text:p text:style-name="P5">mysql&gt; SELECT * From sampleView;</text:p>
      <text:p text:style-name="P2">+-------+---------+---------------+------------+</text:p>
      <text:p text:style-name="P2">| pId <text:s text:c="2"/>| FName <text:s text:c="2"/>| LName <text:s text:c="8"/>| phone <text:s text:c="5"/>|</text:p>
      <text:p text:style-name="P2">+-------+---------+---------------+------------+</text:p>
      <text:p text:style-name="P2">| 10001 | Amey <text:s text:c="3"/>| Kolhe <text:s text:c="8"/>| 8957265358 |</text:p>
      <text:p text:style-name="P2">| 10002 | Akash <text:s text:c="2"/>| Patil <text:s text:c="8"/>| 8957242358 |</text:p>
      <text:p text:style-name="P2">| 10003 | Pratik <text:s/>| Patil <text:s text:c="8"/>| 8957243333 |</text:p>
      <text:p text:style-name="P2">| 10004 | Saurabh | Bora <text:s text:c="9"/>| 8957222233 |</text:p>
      <text:p text:style-name="P2">| 10005 | Aditya <text:s/>| Mahadalkar <text:s text:c="3"/>| 9996121233 |</text:p>
      <text:p text:style-name="P2">| 10006 | Mandar <text:s/>| Pande <text:s text:c="8"/>| 3336121233 |</text:p>
      <text:p text:style-name="P2">| 10007 | Atharva | Dharmadhikari | 9689921233 |</text:p>
      <text:p text:style-name="P2">| 10008 | Aniket <text:s/>| Gokhale <text:s text:c="6"/>| 9689927235 |</text:p>
      <text:p text:style-name="P2">| 10009 | Aniket <text:s/>| Kotalwar <text:s text:c="5"/>| 9421163395 |</text:p>
      <text:p text:style-name="P2">| 10010 | Sanket <text:s/>| Pokar <text:s text:c="8"/>| 9689211221 |</text:p>
      <text:p text:style-name="P2">| 10011 | Anuj <text:s text:c="3"/>| Kanetkar <text:s text:c="5"/>| 9209850222 |</text:p>
      <text:p text:style-name="P2">+-------+---------+---------------+------------+</text:p>
      <text:p text:style-name="P2">11 rows in set (0.00 sec)</text:p>
      <text:p text:style-name="P2"/>
      <text:p text:style-name="P5">mysql&gt; DELETE From sampleView Where pId = 10011;</text:p>
      <text:p text:style-name="P2">Query OK, 1 row affected (0.01 sec)</text:p>
      <text:p text:style-name="P2"/>
      <text:p text:style-name="P5">mysql&gt; SELECT * From sampleView;</text:p>
      <text:p text:style-name="P2">+-------+---------+---------------+------------+</text:p>
      <text:p text:style-name="P2">| pId <text:s text:c="2"/>| FName <text:s text:c="2"/>| LName <text:s text:c="8"/>| phone <text:s text:c="5"/>|</text:p>
      <text:p text:style-name="P2">+-------+---------+---------------+------------+</text:p>
      <text:p text:style-name="P2">| 10001 | Amey <text:s text:c="3"/>| Kolhe <text:s text:c="8"/>| 8957265358 |</text:p>
      <text:p text:style-name="P2">| 10002 | Akash <text:s text:c="2"/>| Patil <text:s text:c="8"/>| 8957242358 |</text:p>
      <text:p text:style-name="P2">| 10003 | Pratik <text:s/>| Patil <text:s text:c="8"/>| 8957243333 |</text:p>
      <text:p text:style-name="P2">| 10004 | Saurabh | Bora <text:s text:c="9"/>| 8957222233 |</text:p>
      <text:p text:style-name="P2">| 10005 | Aditya <text:s/>| Mahadalkar <text:s text:c="3"/>| 9996121233 |</text:p>
      <text:p text:style-name="P2">| 10006 | Mandar <text:s/>| Pande <text:s text:c="8"/>| 3336121233 |</text:p>
      <text:p text:style-name="P2">| 10007 | Atharva | Dharmadhikari | 9689921233 |</text:p>
      <text:p text:style-name="P2">| 10008 | Aniket <text:s/>| Gokhale <text:s text:c="6"/>| 9689927235 |</text:p>
      <text:p text:style-name="P2">| 10009 | Aniket <text:s/>| Kotalwar <text:s text:c="5"/>| 9421163395 |</text:p>
      <text:p text:style-name="P2">| 10010 | Sanket <text:s/>| Pokar <text:s text:c="8"/>| 9689211221 |</text:p>
      <text:p text:style-name="P2">+-------+---------+---------------+------------+</text:p>
      <text:p text:style-name="P2">10 rows in set (0.00 sec)</text:p>
      <text:p text:style-name="P2"/>
      <text:p text:style-name="P5">mysql&gt; drop view sampleView;</text:p>
      <text:p text:style-name="P2">Query OK, 0 rows affected (0.00 sec)</text:p>
      <text:p text:style-name="P2"/>
      <text:p text:style-name="P5">mysql&gt; SELECT * From sampleView;</text:p>
      <text:p text:style-name="P2">ERROR 1146 (42S02): Table 'te3144db.sampleView' doesn'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22:27:07.986892948</meta:creation-date>
    <dc:date>2018-07-25T23:35:07.118696748</dc:date>
    <meta:editing-duration>PT47M35S</meta:editing-duration>
    <meta:editing-cycles>11</meta:editing-cycles>
    <meta:generator>LibreOffice/6.0.3.2$Linux_X86_64 LibreOffice_project/00m0$Build-2</meta:generator>
    <meta:document-statistic meta:table-count="0" meta:image-count="0" meta:object-count="0" meta:page-count="6" meta:paragraph-count="279" meta:word-count="2639" meta:character-count="15965" meta:non-whitespace-character-count="12036"/>
  </office:meta>
</office:document-meta>
</file>